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in" fo:margin-left="0in" fo:margin-top="0in" fo:margin-bottom="0in" style:page-number="auto" table:align="left"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0in" fo:border="none"/>
    </style:style>
    <style:style style:name="Table3" style:family="table">
      <style:table-properties style:width="7.0625in" fo:margin-left="-0.1535in" fo:margin-top="0in" fo:margin-bottom="0in" table:align="left" style:writing-mode="lr-tb"/>
    </style:style>
    <style:style style:name="Table3.A" style:family="table-column">
      <style:table-column-properties style:column-width="1.041in"/>
    </style:style>
    <style:style style:name="Table3.B" style:family="table-column">
      <style:table-column-properties style:column-width="6.0215in"/>
    </style:style>
    <style:style style:name="Table3.1" style:family="table-row">
      <style:table-row-properties style:min-row-height="0.3in" fo:keep-together="auto"/>
    </style:style>
    <style:style style:name="Table3.A1" style:family="table-cell">
      <style:table-cell-properties style:vertical-align="middle" fo:padding-left="0.075in" fo:padding-right="0.075in" fo:padding-top="0in" fo:padding-bottom="0in" fo:border="0.5pt solid #000000"/>
    </style:style>
    <style:style style:name="Table3.B11" style:family="table-cell">
      <style:table-cell-properties fo:padding-left="0.075in" fo:padding-right="0.075in" fo:padding-top="0in" fo:padding-bottom="0in" fo:border="0.5pt solid #000000"/>
    </style:style>
    <style:style style:name="Table2" style:family="table">
      <style:table-properties style:width="5.875in" fo:margin-left="0in" fo:margin-top="0in" fo:margin-bottom="0in" table:align="left" style:writing-mode="lr-tb"/>
    </style:style>
    <style:style style:name="Table2.A" style:family="table-column">
      <style:table-column-properties style:column-width="2.1313in"/>
    </style:style>
    <style:style style:name="Table2.B" style:family="table-column">
      <style:table-column-properties style:column-width="3.7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fo:background-color="#ffff00"/>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top="0in" fo:margin-bottom="0.0799in" loext:contextual-spacing="false" fo:line-height="100%"/>
    </style:style>
    <style:style style:name="P9" style:family="paragraph" style:parent-style-name="Text_20_body">
      <style:paragraph-properties fo:text-align="center" style:justify-single-word="false"/>
    </style:style>
    <style:style style:name="P10"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font-weight="bold" style:font-weight-asian="bold" fo:hyphenate="false" fo:hyphenation-remain-char-count="2" fo:hyphenation-push-char-count="2"/>
    </style:style>
    <style:style style:name="P11" style:family="paragraph" style:parent-style-name="Standard">
      <style:text-properties fo:font-size="22pt" style:font-size-asian="22pt"/>
    </style:style>
    <style:style style:name="P12" style:family="paragraph" style:parent-style-name="Standard" style:list-style-name="WWNum2"/>
    <style:style style:name="P13" style:family="paragraph" style:parent-style-name="Standard" style:list-style-name="WWNum3"/>
    <style:style style:name="P14" style:family="paragraph" style:parent-style-name="Standard" style:list-style-name="WWNum4"/>
    <style:style style:name="P15" style:family="paragraph" style:parent-style-name="Standard">
      <style:paragraph-properties fo:margin-top="0in" fo:margin-bottom="0in" loext:contextual-spacing="false" fo:line-height="100%"/>
      <style:text-properties fo:color="#333333" style:font-name="Source Sans Pro" fo:font-size="12pt" style:font-size-asian="12pt"/>
    </style:style>
    <style:style style:name="P16" style:family="paragraph" style:parent-style-name="Standard">
      <style:paragraph-properties fo:margin-top="0in" fo:margin-bottom="0in" loext:contextual-spacing="false" fo:line-height="100%"/>
      <style:text-properties fo:color="#000000"/>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333333" style:font-name="Source Sans Pro" fo:font-size="12pt" style:text-underline-style="none" style:font-size-asian="12pt"/>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officeooo:rsid="0011143d"/>
    </style:style>
    <style:style style:name="T7" style:family="text">
      <style:text-properties officeooo:rsid="00126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style-name="Table1.1">
          <table:table-cell table:style-name="Table1.A1" office:value-type="string">
            <text:p text:style-name="P10">OWASP ESAPI for Java</text:p>
          </table:table-cell>
          <table:table-cell table:style-name="Table1.A1" office:value-type="string">
            <text:p text:style-name="P10">Security <text:span text:style-name="T7">Bulletin</text:span> #8</text:p>
          </table:table-cell>
          <table:table-cell table:style-name="Table1.A1" office:value-type="string">
            <text:p text:style-name="P3"><text:a xlink:type="simple" xlink:href="https://www.owasp.org/" text:style-name="ListLabel_20_17" text:visited-style-name="ListLabel_20_17"><text:span text:style-name="Internet_20_link"><text:span text:style-name="T1">The OWASP Foundation</text:span></text:span></text:a></text:p>
          </table:table-cell>
        </table:table-row>
      </table:table>
      <text:p text:style-name="P1"><text:span text:style-name="Internet_20_link"/></text:p>
      <text:p text:style-name="P11">New Vulnerability Discovered in ESAPI’s AntiSamy Policy File, antisamy-esapi.xml</text:p>
      <text:p text:style-name="P9"><text:span text:style-name="T2">Kevin W. Wall &lt;</text:span><text:a xlink:type="simple" xlink:href="mailto:kevin.w.wall@gmail.com" text:style-name="ListLabel_20_18" text:visited-style-name="ListLabel_20_18"><text:span text:style-name="Internet_20_link"><text:span text:style-name="T2">kevin.w.wall@gmail.com</text:span></text:span></text:a><text:span text:style-name="T2">&gt;</text:span></text:p>
      <text:h text:style-name="Heading_20_1" text:outline-level="1">Summary</text:h>
      <table:table table:name="Table3" table:style-name="Table3">
        <table:table-column table:style-name="Table3.A"/>
        <table:table-column table:style-name="Table3.B"/>
        <table:table-row table:style-name="Table3.1">
          <table:table-cell table:style-name="Table3.A1" office:value-type="string">
            <text:p text:style-name="P5">Category:</text:p>
          </table:table-cell>
          <table:table-cell table:style-name="Table3.A1" office:value-type="string">
            <text:p text:style-name="P6"/>
            <text:p text:style-name="P15">Improper sanitization of user-controlled input permitted by an incorrect regular expression in an ESAPI configuration file can result in that input being unintentionally executing javascript: URLs, resulting in Cross-Site Scripting (XSS).</text:p>
          </table:table-cell>
        </table:table-row>
        <table:table-row table:style-name="Table3.1">
          <table:table-cell table:style-name="Table3.A1" office:value-type="string">
            <text:p text:style-name="P5">Module:</text:p>
          </table:table-cell>
          <table:table-cell table:style-name="Table3.A1" office:value-type="string">
            <text:p text:style-name="P5">ESAPI Validator. Specifically, the various methods Validator.getValidSafeHTML() and Validator.isValidSafeHTML() are vulnerable.</text:p>
          </table:table-cell>
        </table:table-row>
        <table:table-row table:style-name="Table3.1">
          <table:table-cell table:style-name="Table3.A1" office:value-type="string">
            <text:p text:style-name="P5">Announced:</text:p>
          </table:table-cell>
          <table:table-cell table:style-name="Table3.A1" office:value-type="string">
            <text:p text:style-name="P5"><text:span text:style-name="aqj">2022-04-17 in the release notes for ESAPI 2.3.0.0.</text:span></text:p>
            <text:p text:style-name="P5"><text:span text:style-name="aqj">(</text:span><text:a xlink:type="simple" xlink:href="https://github.com/ESAPI/esapi-java-legacy/blob/develop/documentation/esapi4java-core-2.3.0.0-release-notes.txt" text:style-name="ListLabel_20_19" text:visited-style-name="ListLabel_20_19"><text:span text:style-name="aqj">https://github.com/ESAPI/esapi-java-legacy/blob/develop/documentation/esapi4java-core-2.3.0.0-release-notes.txt</text:span></text:a><text:span text:style-name="aqj">)</text:span></text:p>
          </table:table-cell>
        </table:table-row>
        <table:table-row table:style-name="Table3.1">
          <table:table-cell table:style-name="Table3.A1" office:value-type="string">
            <text:p text:style-name="P5">Credits:</text:p>
          </table:table-cell>
          <table:table-cell table:style-name="Table3.A1" office:value-type="string">
            <text:p text:style-name="P5"><text:s/>Kevin W. Wall / Sebastian Passaro and serendipity</text:p>
          </table:table-cell>
        </table:table-row>
        <table:table-row table:style-name="Table3.1">
          <table:table-cell table:style-name="Table3.A1" office:value-type="string">
            <text:p text:style-name="P5">Affects:</text:p>
          </table:table-cell>
          <table:table-cell table:style-name="Table3.A1" office:value-type="string">
            <text:p text:style-name="P5">All versions of ESAPI <text:s/>2.x prior to 2.3.0.0 (released on 2022-04-17) and all versions of ESAPI 1.4 (no longer supported) if you are using the default antisamy-esapi.xml policy file and any of the Validator.getValidSafeHTML() and Validator.isValidSafeHTML() methods accepting user-controlled input and that input is eventually rendered as HTML.</text:p>
          </table:table-cell>
        </table:table-row>
        <table:table-row table:style-name="Table3.1">
          <table:table-cell table:style-name="Table3.A1" office:value-type="string">
            <text:p text:style-name="P5">Details:</text:p>
          </table:table-cell>
          <table:table-cell table:style-name="Table3.A1" office:value-type="string">
            <text:p text:style-name="P16">See the remainder of this write-up.</text:p>
          </table:table-cell>
        </table:table-row>
        <table:table-row table:style-name="Table3.1">
          <table:table-cell table:style-name="Table3.A1" office:value-type="string">
            <text:p text:style-name="P5">GitHub Issue #:</text:p>
          </table:table-cell>
          <table:table-cell table:style-name="Table3.A1" office:value-type="string">
            <text:p text:style-name="P5">None.</text:p>
          </table:table-cell>
        </table:table-row>
        <table:table-row table:style-name="Table3.1">
          <table:table-cell table:style-name="Table3.A1" office:value-type="string">
            <text:p text:style-name="P5">Related:</text:p>
          </table:table-cell>
          <table:table-cell table:style-name="Table3.A1" office:value-type="string">
            <text:p text:style-name="P5">None.</text:p>
          </table:table-cell>
        </table:table-row>
        <table:table-row table:style-name="Table3.1">
          <table:table-cell table:style-name="Table3.A1" office:value-type="string">
            <text:p text:style-name="P5">CWE:</text:p>
          </table:table-cell>
          <table:table-cell table:style-name="Table3.A1" office:value-type="string">
            <text:p text:style-name="P5">CWE-79 (“Improper Neutralization of Input During Web Page Generation (‘Cross-Site Scripting’)</text:p>
          </table:table-cell>
        </table:table-row>
        <table:table-row table:style-name="Table3.1">
          <table:table-cell table:style-name="Table3.A1" office:value-type="string">
            <text:p text:style-name="P5">CVE Identifier:</text:p>
          </table:table-cell>
          <table:table-cell table:style-name="Table3.A1" office:value-type="string">
            <text:p text:style-name="P5">CVE-2022-<text:span text:style-name="T4">xxxxx</text:span></text:p>
          </table:table-cell>
        </table:table-row>
        <table:table-row table:style-name="Table3.1">
          <table:table-cell table:style-name="Table3.A1" office:value-type="string">
            <text:p text:style-name="P5">CVSS Severity (version 3.1) - <text:span text:style-name="T4">Estimated</text:span></text:p>
          </table:table-cell>
          <table:table-cell table:style-name="Table3.B11" office:value-type="string">
            <table:table table:name="Table2" table:style-name="Table2">
              <table:table-column table:style-name="Table2.A"/>
              <table:table-column table:style-name="Table2.B"/>
              <table:table-row table:style-name="Table2.1">
                <table:table-cell table:style-name="Table2.A1" office:value-type="string">
                  <text:p text:style-name="P5">CVSS v3.1 Base Score:</text:p>
                </table:table-cell>
                <table:table-cell table:style-name="Table2.A1" office:value-type="string">
                  <text:p text:style-name="P5">6.1 (Medium)</text:p>
                </table:table-cell>
              </table:table-row>
              <table:table-row table:style-name="Table2.1">
                <table:table-cell table:style-name="Table2.A1" office:value-type="string">
                  <text:p text:style-name="P5"><text:s text:c="4"/>Impact Subscore:</text:p>
                </table:table-cell>
                <table:table-cell table:style-name="Table2.A1" office:value-type="string">
                  <text:p text:style-name="P5">Unassigned</text:p>
                </table:table-cell>
              </table:table-row>
              <table:table-row table:style-name="Table2.1">
                <table:table-cell table:style-name="Table2.A1" office:value-type="string">
                  <text:p text:style-name="P5"><text:s text:c="4"/>Exploitability Subscore:</text:p>
                </table:table-cell>
                <table:table-cell table:style-name="Table2.A1" office:value-type="string">
                  <text:p text:style-name="P5">Unassigned</text:p>
                </table:table-cell>
              </table:table-row>
              <table:table-row table:style-name="Table2.1">
                <table:table-cell table:style-name="Table2.A1" office:value-type="string">
                  <text:p text:style-name="P5">CVSS Vector</text:p>
                </table:table-cell>
                <table:table-cell table:style-name="Table2.A1" office:value-type="string">
                  <text:p text:style-name="P5"><text:span text:style-name="Internet_20_link"><text:span text:style-name="T3">CVSS:3.1/AV:N/AC:L/PR:N/UI:R/S:C/C:L/I:L/A:N</text:span></text:span></text:p>
                  <text:p text:style-name="Standard"/>
                  <text:p text:style-name="P3"><text:soft-page-break/>(This is very similar to the AntiSamy CVE, CVE-2021-35043, which has the same CVSS vector. The only different here is that this has an even more trivial attack complexity.)</text:p>
                </table:table-cell>
              </table:table-row>
            </table:table>
            <text:p text:style-name="P4"/>
          </table:table-cell>
        </table:table-row>
      </table:table>
      <text:h text:style-name="Heading_20_1" text:outline-level="1">Background</text:h>
      <text:p text:style-name="Standard"><text:a xlink:type="simple" xlink:href="https://owasp.org/www-project-enterprise-security-api/" text:style-name="ListLabel_20_20" text:visited-style-name="ListLabel_20_20"><text:span text:style-name="Internet_20_link">OWASP ESAPI</text:span></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defense against Cross-Site Scripting (XSS). This XSS defense is primarily provided via the mechanism of the ESAPI <text:a xlink:type="simple" xlink:href="https://javadoc.io/doc/org.owasp.esapi/esapi/latest/org/owasp/esapi/Encoder.html" text:style-name="ListLabel_20_20" text:visited-style-name="ListLabel_20_20"><text:span text:style-name="Internet_20_link">Encoder</text:span></text:a> interface, but also exists as the ESAPI <text:a xlink:type="simple" xlink:href="https://javadoc.io/static/org.owasp.esapi/esapi/2.3.0.0/org/owasp/esapi/Validator.html" text:style-name="ListLabel_20_20" text:visited-style-name="ListLabel_20_20"><text:span text:style-name="Internet_20_link">Validator</text:span></text:a> interface, specifically the 2 methods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It is precisely these latter 2 methods that are affected by this particular vulnerability.</text:p>
      <text:p text:style-name="Standard">Both of these methods (actually, there are 4 of them in total; 2 variations of each) first check to see if the user-controlled input exceeds a maximum length and checked if null, and then the canonicalized input is checked against AntiSamy sanitization via ESAPI’s AntiSamy policy file. For this particular CVE, there was an error in the default ESAPI antisamy-esapi.xml policy file that AntiSamy uses.</text:p>
      <text:p text:style-name="Standard">This configuration error dates back to at least the ESAPI 1.4 release and was only fixed in the 2.3.0.0 release. This error mistakenly allowed “javascript:” pseudo-URLs to be passed into both the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methods and treated as safe input, but such “javascript:” URLs are obviously not safe and may lead to XSS vulnerabilities in the application code that uses them.</text:p>
      <text:h text:style-name="Heading_20_1" text:outline-level="1">Problem Description &amp; Explanation of Cause</text:h>
      <text:p text:style-name="Standard">Going back to ESAPI 1.4, ESAPI’s default AntiSamy policy file, called “antisamy-esapi.xml”, had a malformed regular expression that (presumably) accidentally allowed the “:” character as a part of the “onsiteURL”. That meant there was an opportunity for user-controlled input containing “javascript:” URLs to be recognized as “safe” rather than being an XSS payload.</text:p>
      <text:p text:style-name="Standard">So the question is, “am I vulnerable?”. You are if your application satisfies these 2 conditions:</text:p>
      <text:list xml:id="list2533865012" text:style-name="WWNum2">
        <text:list-item>
          <text:p text:style-name="P12">You are using the one of the 2 Validator methods in ESAPI that use AntiSamy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or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and there is a way for user-controlled input that is supposed to be sanitized to go through <text:soft-page-break/>one of those two methods and the result is that said user-controlled input is then rendered in a browser.</text:p>
        </text:list-item>
      </text:list>
      <text:p text:style-name="P7">AND</text:p>
      <text:list xml:id="list170129977869459" text:continue-numbering="true" text:style-name="WWNum2">
        <text:list-item>
          <text:p text:style-name="P12">You have your antisamy-esapi.xml policy file configured in a vulnerable way that allows “javascript:” URLs. That is, if “onsiteURL” regular expression includes (directly or via an implied character range), the colon character as well as alphabetic characters.</text:p>
        </text:list-item>
      </text:list>
      <text:p text:style-name="Standard">The “onsiteURL” regular expression in antisamy-esapi.xml files dating back to ESAPI 1.4 that was found to be faulty was:</text:p>
      <text:p text:style-name="P7">"([\w\\/\.\?=&amp;amp;;\#-~]+|\#(\w)+)"<text:tab/>&lt;== Vulnerable version; the ‘~’ makes it fail</text:p>
      <text:p text:style-name="Standard">In ESAPI 1.3, it was:</text:p>
      <text:p text:style-name="P7">"([\w\\/\.\?=&amp;amp;;\#-]+|\#(\w)+)"<text:tab/>&lt;== This version was okay</text:p>
      <text:p text:style-name="Standard">Had the ‘~’ that was added to the character class some time during the 1.4 release been added at the <text:span text:style-name="T5">end</text:span> instead of <text:span text:style-name="T5">before</text:span> the ‘-’ and the ‘-’ would have remained as the last element, and things would have been fine. But when written as ‘\#-~’ within a character class, that results into accepting all ASCII hex values between ‘#’ (0x23) and ‘~’ (0x73), and that range happens to include ‘:’ (0x58). Thus the regular expression in its entirety <text:s text:c="2"/>allowed “javascript:” to be accepted as a “safe” string and the sanitization failed.</text:p>
      <text:p text:style-name="Standard">Please note: This vulnerability is independent of the actual ESAPI jar that you use.</text:p>
      <text:h text:style-name="Heading_20_1" text:outline-level="1">Impact</text:h>
      <text:p text:style-name="Standard">If your application using ESAPI is vulnerable, it may allow a user-controlled input that causes a “javascript:” URL to not be properly sanitized, resulting in either reflected or possibly persistent (if the input is stored) XSS attacks.</text:p>
      <text:h text:style-name="Heading_20_1" text:outline-level="1">Remediation</text:h>
      <text:p text:style-name="Standard">Besides updating to use ESAPI 2.3.0.0 (which in itself is not necessary to remediate this particular CVE, not is it sufficient), one must <text:span text:style-name="T5">either</text:span>: </text:p>
      <text:list xml:id="list3918805374" text:style-name="WWNum3">
        <text:list-item>
          <text:p text:style-name="P13">Download an ESAPI “configuration jar” from the <text:a xlink:type="simple" xlink:href="https://github.com/ESAPI/esapi-java-legacy/releases" text:style-name="ListLabel_20_20" text:visited-style-name="ListLabel_20_20"><text:span text:style-name="Internet_20_link">GitHub releases link</text:span></text:a> associated with ESAPI 2.3.0.0 or later (e.g., esapi-2.3.0.0-configuration.jar) and extract the “configuration/esapi/antisamy-esapi.xml” file from the jar and use that to replace your application’s AntiSamy policy file (generally named “antisamy-esapi.xml”).</text:p>
        </text:list-item>
      </text:list>
      <text:p text:style-name="Standard">OR</text:p>
      <text:list xml:id="list2167938482" text:style-name="WWNum4">
        <text:list-item>
          <text:p text:style-name="P14">Locate your application’s AntiSamy policy file (typically “antisamy-esapi.xml”).</text:p>
        </text:list-item>
      </text:list>
      <text:p text:style-name="Standard"><text:soft-page-break/>As noted in the ESAPI 2.3.0.0 release notes, the portion that changed in the release notes was that we updated 3 regular expressions in the '&lt;common-regexps&gt;' node for our antisamy-esapi.xml file to reflect the latest regex values from AntiSamy's antisamy.xml configuration file in their official AntiSamy 1.6.7 release.</text:p>
      <text:p text:style-name="Standard">The regular expression for “onsiteURL” was found to be vulnerable was updated and changed to this</text:p>
      <text:p text:style-name="Standard"/>
      <text:p text:style-name="Standard"><text:s text:c="4"/>The original (vulnerable) line will look like:</text:p>
      <text:p text:style-name="Standard"><text:s text:c="8"/>&lt;regexp name="onsiteURL" value="([\w\\/\.\?=&amp;amp;;\#-~]+|\#(\w)+)"/&gt;</text:p>
      <text:p text:style-name="Standard"><text:s text:c="4"/>The corrected line should look like:</text:p>
      <text:p text:style-name="Standard"><text:s text:c="8"/>&lt;regexp name="onsiteURL" value="^(?!//)(?![\p{L}\p{N}\\\.\#@\$%\+&amp;amp;;\-_~,\?=/!]*(&amp;amp;colon))[\p{L}\p{N}\\\.\#@\$%\+&amp;amp;;\-_~,\?=/!]*"/&gt;</text:p>
      <text:p text:style-name="Standard"><text:s text:c="4"/></text:p>
      <text:p text:style-name="Standard">The original (possibly vulnerable???) regular expression values for htmlTitle and offsiteURL:</text:p>
      <text:p text:style-name="Standard"><text:s text:c="8"/>&lt;regexp name="htmlTitle" value="[a-zA-Z0-9\s-_',:\[\]!\./\\\(\)]*"/&gt;</text:p>
      <text:p text:style-name="Standard"><text:s text:c="8"/>&lt;regexp name="offsiteURL" value="(\s)*((ht|f)tp(s?)://|mailto:)[A-Za-z0-9]+[~a-zA-Z0-9-_\.@#$%&amp;amp;;:,\?=/\+!]*(\s)*"/&gt;</text:p>
      <text:p text:style-name="Standard"/>
      <text:p text:style-name="Standard"><text:s text:c="4"/>The updated regular expression values for them:</text:p>
      <text:p text:style-name="Standard"><text:s text:c="8"/>&lt;regexp name="htmlTitle" value="[\p{L}\p{N}\s\-_',:\[\]!\./\\\(\)&amp;amp;]*"/&gt;</text:p>
      <text:p text:style-name="Standard"><text:s text:c="8"/>&lt;regexp name="offsiteURL" value="(\s)*((ht|f)tp(s?)://|mailto:)[\p{L}\p{N}]+[\p{L}\p{N}\p{Zs}\.\#@\$%\+&amp;amp;;:\-_~,\?=/!\(\)]*(\s)*"/&gt;</text:p>
      <text:p text:style-name="Standard"/>
      <text:p text:style-name="Standard">Note that the regular expressions for “htmlTitle” and “offsiteURL” were updated as precautionary measures, because both of them have an unquoted ‘-’ in the middle of a character class surrounded by other special characters. That’s always going to be a red flag to me even if we haven’t found any specific XSS payload that is exploitable. Instead, it seemed prudent to just accept AntiSamy’s vetted regular expressions from their antisamy.xml policy file.</text:p>
      <text:h text:style-name="Heading_20_1" text:outline-level="1"><text:soft-page-break/>Testing for Vulnerability</text:h>
      <text:p text:style-name="Standard">Software Composition Analysis tools that look for vulnerabilities in an application’s direct and transitive dependencies are going to report this CVE in versions of ESAPI prior to 2.3.0.0. That’s fine. Just know that updating to the esapi-2.3.0.0.jar alone is not going to remediate this issue.</text:p>
      <text:p text:style-name="Standard">And since some applications using ESAPI have certainly tweaked their antisamy-esapi.xml file or outright replaced it with one of their own, the remediation may be more complicated than even swapping out your current antisamy-esapi.xml file with the one extracted from <text:a xlink:type="simple" xlink:href="https://github.com/ESAPI/esapi-java-legacy/releases/download/esapi-2.3.0.0/esapi-2.3.0.0-configuration.jar" text:style-name="ListLabel_20_20" text:visited-style-name="ListLabel_20_20"><text:span text:style-name="Internet_20_link">esapi-2.3.0.0-configuration.jar</text:span></text:a>.</text:p>
      <text:p text:style-name="Standard">So, what can you do to test it? There are 2 approaches. One is to run <text:a xlink:type="simple" xlink:href="https://semgrep.dev/" text:style-name="ListLabel_20_20" text:visited-style-name="ListLabel_20_20"><text:span text:style-name="Internet_20_link">semgrep</text:span></text:a> using the new rule written by @lapt0r at <text:a xlink:type="simple" xlink:href="https://semgrep.dev/s/returntocorp:esapi-antisamy-config" text:style-name="ListLabel_20_20" text:visited-style-name="ListLabel_20_20"><text:span text:style-name="Internet_20_link">https://semgrep.dev/s/returntocorp:esapi-antisamy-config</text:span></text:a>. This will look through your XML files for the node ‘&lt;anti-samy-rules&gt;’ and then examine the regular expressions for “htmlTitle”, “onsiteURL”, and “offsiteURL” to see if they match the antisamy-esapi.xml regular expressions from ESAPI 2.3.0.0. If not, a warning is displayed to briefly explain the issue.</text:p>
      <text:p text:style-name="Standard">Of course, if you customized your antisamy-esapi.xml regular expressions for these regex names, the semgrep rule may not work for you if you’ve intentionally changed them. In that case, a better test would be to just write your JUnit test and run it using your current production ESAPI.properties and antisamy-esapi.xml configuration files and this unit test case:</text:p>
      <text:p text:style-name="P2"><text:s text:c="4"/>@Test</text:p>
      <text:p text:style-name="P2"><text:s text:c="4"/>public void testJavaScriptURL() throws Exception {</text:p>
      <text:p text:style-name="P2"><text:s text:c="8"/>String expectedSafeText = "This is safe from XSS. Trust us!";</text:p>
      <text:p text:style-name="P2"><text:s text:c="8"/>String badVoodoo = "&lt;a href=\"javascript:alert(1)\"&gt;" + expectedSafeText + "&lt;/a&gt;";</text:p>
      <text:p text:style-name="P2"><text:s text:c="8"/>Validator instance = ESAPI.validator();</text:p>
      <text:p text:style-name="P2"><text:s text:c="8"/>ValidationErrorList errorList = new ValidationErrorList();</text:p>
      <text:p text:style-name="P2"><text:s text:c="8"/>String result = instance.getValidSafeHTML("test", badVoodoo, 100, false, errorList);</text:p>
      <text:p text:style-name="P2"><text:s text:c="8"/>assertEquals( expectedSafeText, result );</text:p>
      <text:p text:style-name="P2"><text:s text:c="4"/>}</text:p>
      <text:p text:style-name="Standard">which is the test from ESAPI 2.3.0.0 branch that verifies this issue is fixed. For details, see: <text:a xlink:type="simple" xlink:href="https://github.com/ESAPI/esapi-java-legacy/blob/2.3.0.0/src/test/java/org/owasp/esapi/reference/validation/HTMLValidationRuleCleanTest.java#L137-L147" text:style-name="ListLabel_20_20" text:visited-style-name="ListLabel_20_20"><text:span text:style-name="Internet_20_link">https://github.com/ESAPI/esapi-java-legacy/blob/2.3.0.0/src/test/java/org/owasp/esapi/reference/validation/HTMLValidationRuleCleanTest.java#L137-L147</text:span></text:a>. The expectation here is if things are configured correctly for you, then ESAPI, via AntiSamy, will strip out all the mark-up leaving only the “This is safe from XSS. Trust us!” portion that is indeed safe.</text:p>
      <text:p text:style-name="Standard"/>
      <text:h text:style-name="Heading_20_1" text:outline-level="1"><text:soft-page-break/>Acknowledgments</text:h>
      <text:p text:style-name="P8">Sebastian Passaro (@spassarop / sebastian.passaro@owasp.org) – for pinpointing the cause as the faulty “onsiteURL” regular expression and reviewing this security bulleting and providing feedback.</text:p>
      <text:p text:style-name="P8">Kurt Borgerg (@lapt0r / <text:a xlink:type="simple" xlink:href="mailto:kurt@r2c.dev" text:style-name="ListLabel_20_20" text:visited-style-name="ListLabel_20_20"><text:span text:style-name="Internet_20_link">kurt@r2c.dev</text:span></text:a>) – for providing the semgrep rule.</text:p>
      <text:h text:style-name="Heading_20_1" text:outline-level="1">References</text:h>
      <text:p text:style-name="P3"><text:a xlink:type="simple" xlink:href="https://nvd.nist.gov/vuln/detail/CVE-2021-35043" text:style-name="ListLabel_20_20" text:visited-style-name="ListLabel_20_20"><text:span text:style-name="Internet_20_link">https://nvd.nist.gov/vuln/detail/CVE-2021-35043</text:span></text:a> – A very similar CVE in its attack complexity and impact <text:span text:style-name="T6">that is also related to AntiSamy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style style:name="ListLabel_20_6" style:display-name="ListLabel 6" style:family="text"/>
    <style:style style:name="ListLabel_20_7" style:display-name="ListLabel 7" style:family="text">
      <style:text-properties fo:font-style="normal" style:font-style-asian="normal" style:font-style-complex="normal"/>
    </style:style>
    <style:style style:name="ListLabel_20_8" style:display-name="ListLabel 8" style:family="text"/>
    <style:style style:name="ListLabel_20_9" style:display-name="ListLabel 9" style:family="text">
      <style:text-properties fo:font-weight="bold" style:font-weight-asian="bold"/>
    </style:style>
    <style:style style:name="ListLabel_20_10" style:display-name="ListLabel 10" style:family="text">
      <style:text-properties fo:font-size="12pt" style:font-size-asian="12pt" style:font-size-complex="12pt"/>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weight="bold" style:font-weight-asian="bold"/>
    </style:style>
    <style:style style:name="ListLabel_20_14" style:display-name="ListLabel 14" style:family="text">
      <style:text-properties fo:font-size="12pt" style:font-size-asian="12pt"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text-properties fo:font-weight="bold" style:font-weight-asian="bold"/>
    </style:style>
    <style:style style:name="ListLabel_20_18" style:display-name="ListLabel 18" style:family="text">
      <style:text-properties fo:font-size="12pt" style:font-size-asian="12pt" style:font-size-complex="12pt"/>
    </style:style>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0</meta:print-date>
    <dc:date>2022-04-23T17:01:29.543562410</dc:date>
    <meta:editing-cycles>110</meta:editing-cycles>
    <meta:editing-duration>P1DT6H22M8S</meta:editing-duration>
    <meta:generator>LibreOffice/6.0.7.3$Linux_X86_64 LibreOffice_project/00m0$Build-3</meta:generator>
    <meta:document-statistic meta:table-count="3" meta:image-count="0" meta:object-count="0" meta:page-count="6" meta:paragraph-count="95" meta:word-count="1444" meta:character-count="10746" meta:non-whitespace-character-count="9260"/>
    <meta:user-defined meta:name="AppVersion">16.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